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2in"/>
    </style:style>
    <style:style style:name="co3" style:family="table-column">
      <style:table-column-properties fo:break-before="auto" style:column-width="1.8138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6126in"/>
    </style:style>
    <style:style style:name="co7" style:family="table-column">
      <style:table-column-properties fo:break-before="auto" style:column-width="1.2811in"/>
    </style:style>
    <style:style style:name="co8" style:family="table-column">
      <style:table-column-properties fo:break-before="auto" style:column-width="1.0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Value</text:p>
          </table:table-cell>
          <table:table-cell office:value-type="string">
            <text:p>Manufacturer</text:p>
          </table:table-cell>
          <table:table-cell office:value-type="string">
            <text:p>Supplier</text:p>
          </table:table-cell>
          <table:table-cell office:value-type="string">
            <text:p>Supplier Ref</text:p>
          </table:table-cell>
          <table:table-cell office:value-type="string">
            <text:p>SR-Systems</text:p>
          </table:table-cell>
          <table:table-cell office:value-type="string">
            <text:p>Lin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6, C11, C18</text:p>
          </table:table-cell>
          <table:table-cell office:value-type="string">
            <text:p>C-EU_0603</text:p>
          </table:table-cell>
          <table:table-cell office:value-type="float" office:value="3">
            <text:p>3</text:p>
          </table:table-cell>
          <table:table-cell office:value-type="string">
            <text:p>10p / RF</text:p>
          </table:table-cell>
          <table:table-cell/>
          <table:table-cell office:value-type="string">
            <text:p>SR-Systems</text:p>
          </table:table-cell>
          <table:table-cell office:value-type="string">
            <text:p>712-1308-1-ND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3, C4</text:p>
          </table:table-cell>
          <table:table-cell office:value-type="string">
            <text:p>C-EU_0603</text:p>
          </table:table-cell>
          <table:table-cell office:value-type="float" office:value="2">
            <text:p>2</text:p>
          </table:table-cell>
          <table:table-cell office:value-type="string">
            <text:p>15p / RF</text:p>
          </table:table-cell>
          <table:table-cell/>
          <table:table-cell office:value-type="string">
            <text:p>SR-Systems</text:p>
          </table:table-cell>
          <table:table-cell office:value-type="string">
            <text:p>712-1318-1-ND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5</text:p>
          </table:table-cell>
          <table:table-cell office:value-type="string">
            <text:p>C-EU_0603</text:p>
          </table:table-cell>
          <table:table-cell office:value-type="float" office:value="1">
            <text:p>1</text:p>
          </table:table-cell>
          <table:table-cell office:value-type="string">
            <text:p>100p / RF</text:p>
          </table:table-cell>
          <table:table-cell/>
          <table:table-cell office:value-type="string">
            <text:p>SR-Systems</text:p>
          </table:table-cell>
          <table:table-cell office:value-type="string">
            <text:p>712-1310-1-ND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1, C2, C13, C14, C19</text:p>
          </table:table-cell>
          <table:table-cell office:value-type="string">
            <text:p>C-EU_0603</text:p>
          </table:table-cell>
          <table:table-cell office:value-type="float" office:value="5">
            <text:p>5</text:p>
          </table:table-cell>
          <table:table-cell office:value-type="string">
            <text:p>10n</text:p>
          </table:table-cell>
          <table:table-cell/>
          <table:table-cell office:value-type="string">
            <text:p>SR-Systems</text:p>
          </table:table-cell>
          <table:table-cell office:value-type="string">
            <text:p>399-1091-1-ND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7, C8, C9, C10, C17</text:p>
          </table:table-cell>
          <table:table-cell office:value-type="string">
            <text:p>C-EU_0603</text:p>
          </table:table-cell>
          <table:table-cell office:value-type="float" office:value="5">
            <text:p>5</text:p>
          </table:table-cell>
          <table:table-cell office:value-type="string">
            <text:p>DNP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12, C15, C20</text:p>
          </table:table-cell>
          <table:table-cell office:value-type="string">
            <text:p>C-EU_0603</text:p>
          </table:table-cell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/>
          <table:table-cell office:value-type="string">
            <text:p>SR-Systems</text:p>
          </table:table-cell>
          <table:table-cell office:value-type="string">
            <text:p>478-1239-1-ND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16, C21</text:p>
          </table:table-cell>
          <table:table-cell office:value-type="string">
            <text:p>C-EU_0805</text:p>
          </table:table-cell>
          <table:table-cell office:value-type="float" office:value="2">
            <text:p>2</text:p>
          </table:table-cell>
          <table:table-cell office:value-type="string">
            <text:p>2.2u</text:p>
          </table:table-cell>
          <table:table-cell/>
          <table:table-cell office:value-type="string">
            <text:p>Digikey</text:p>
          </table:table-cell>
          <table:table-cell office:value-type="string">
            <text:p>587-1286-1-ND 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22, C24, C25, C26</text:p>
          </table:table-cell>
          <table:table-cell office:value-type="string">
            <text:p>CPOL-EUSMCA</text:p>
          </table:table-cell>
          <table:table-cell office:value-type="float" office:value="4">
            <text:p>4</text:p>
          </table:table-cell>
          <table:table-cell office:value-type="string">
            <text:p>10u / 1ohm</text:p>
          </table:table-cell>
          <table:table-cell/>
          <table:table-cell office:value-type="string">
            <text:p>Digikey</text:p>
          </table:table-cell>
          <table:table-cell office:value-type="string">
            <text:p>478-1751-1-ND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23</text:p>
          </table:table-cell>
          <table:table-cell office:value-type="string">
            <text:p>CPOL-EUSMCA</text:p>
          </table:table-cell>
          <table:table-cell office:value-type="float" office:value="1">
            <text:p>1</text:p>
          </table:table-cell>
          <table:table-cell office:value-type="string">
            <text:p>22u / 1ohm</text:p>
          </table:table-cell>
          <table:table-cell/>
          <table:table-cell office:value-type="string">
            <text:p>Digikey</text:p>
          </table:table-cell>
          <table:table-cell office:value-type="string">
            <text:p>718-1304-1-ND </text:p>
          </table:table-cell>
          <table:table-cell table:number-columns-repeated="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D1, D2, D3, D4, D5</text:p>
          </table:table-cell>
          <table:table-cell office:value-type="string">
            <text:p>SOD882</text:p>
          </table:table-cell>
          <table:table-cell office:value-type="float" office:value="5">
            <text:p>5</text:p>
          </table:table-cell>
          <table:table-cell office:value-type="string">
            <text:p>PESD5V0F1BL</text:p>
          </table:table-cell>
          <table:table-cell office:value-type="string">
            <text:p>NXP</text:p>
          </table:table-cell>
          <table:table-cell office:value-type="string">
            <text:p>Digikey</text:p>
          </table:table-cell>
          <table:table-cell office:value-type="string">
            <text:p>568-7344-1-ND</text:p>
          </table:table-cell>
          <table:table-cell/>
          <table:table-cell office:value-type="string">
            <text:p><text:a xlink:href="http://www.nxp.com/documents/data_sheet/PESD5V0F1BL.pdf">http://www.nxp.com/documents/data_sheet/PESD5V0F1BL.pdf</text:a>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B1, FB2</text:p>
          </table:table-cell>
          <table:table-cell office:value-type="string">
            <text:p>FBEAD_1206</text:p>
          </table:table-cell>
          <table:table-cell office:value-type="float" office:value="2">
            <text:p>2</text:p>
          </table:table-cell>
          <table:table-cell office:value-type="string">
            <text:p>3A</text:p>
          </table:table-cell>
          <table:table-cell/>
          <table:table-cell office:value-type="string">
            <text:p>Digikey</text:p>
          </table:table-cell>
          <table:table-cell office:value-type="string">
            <text:p>240-2412-1-ND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B3, FB4</text:p>
          </table:table-cell>
          <table:table-cell office:value-type="string">
            <text:p>FBEAD_0603</text:p>
          </table:table-cell>
          <table:table-cell office:value-type="float" office:value="2">
            <text:p>2</text:p>
          </table:table-cell>
          <table:table-cell office:value-type="string">
            <text:p>500mA</text:p>
          </table:table-cell>
          <table:table-cell/>
          <table:table-cell office:value-type="string">
            <text:p>Digikey</text:p>
          </table:table-cell>
          <table:table-cell office:value-type="string">
            <text:p>445-6405-1-ND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FLT1</text:p>
          </table:table-cell>
          <table:table-cell office:value-type="string">
            <text:p>RDUP_4415</text:p>
          </table:table-cell>
          <table:table-cell office:value-type="float" office:value="1">
            <text:p>1</text:p>
          </table:table-cell>
          <table:table-cell office:value-type="string">
            <text:p>RDUP-1710-1785M-1805-1880M-4415-3W-S-CA-J2</text:p>
          </table:table-cell>
          <table:table-cell office:value-type="string">
            <text:p>Raditek</text:p>
          </table:table-cell>
          <table:table-cell office:value-type="string">
            <text:p>sysmocom</text:p>
          </table:table-cell>
          <table:table-cell/>
          <table:table-cell office:value-type="string">
            <text:p>DNP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FLT2, FLT3</text:p>
          </table:table-cell>
          <table:table-cell office:value-type="string">
            <text:p>DCC6C</text:p>
          </table:table-cell>
          <table:table-cell office:value-type="float" office:value="2">
            <text:p>2</text:p>
          </table:table-cell>
          <table:table-cell office:value-type="string">
            <text:p>B3832</text:p>
          </table:table-cell>
          <table:table-cell office:value-type="string">
            <text:p>Epcos</text:p>
          </table:table-cell>
          <table:table-cell office:value-type="string">
            <text:p>sysmocom</text:p>
          </table:table-cell>
          <table:table-cell table:number-columns-repeated="2"/>
          <table:table-cell office:value-type="string">
            <text:p><text:a xlink:href="http://www.epcos.com/inf/40/ds/mc/B3832.pdf">http://www.epcos.com/inf/40/ds/mc/B3832.pdf</text:a>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J1, J2</text:p>
          </table:table-cell>
          <table:table-cell office:value-type="string">
            <text:p>2x1 / 2.54</text:p>
          </table:table-cell>
          <table:table-cell office:value-type="float" office:value="2">
            <text:p>2</text:p>
          </table:table-cell>
          <table:table-cell office:value-type="string">
            <text:p>'640456-2</text:p>
          </table:table-cell>
          <table:table-cell office:value-type="string">
            <text:p>TE</text:p>
          </table:table-cell>
          <table:table-cell office:value-type="string">
            <text:p>Digikey</text:p>
          </table:table-cell>
          <table:table-cell office:value-type="string">
            <text:p>A1921-ND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L1</text:p>
          </table:table-cell>
          <table:table-cell office:value-type="string">
            <text:p>L-EU_0603</text:p>
          </table:table-cell>
          <table:table-cell office:value-type="float" office:value="1">
            <text:p>1</text:p>
          </table:table-cell>
          <table:table-cell office:value-type="string">
            <text:p>27n</text:p>
          </table:table-cell>
          <table:table-cell/>
          <table:table-cell office:value-type="string">
            <text:p>Digikey</text:p>
          </table:table-cell>
          <table:table-cell office:value-type="string">
            <text:p>M8486CT-ND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2, L3</text:p>
          </table:table-cell>
          <table:table-cell office:value-type="string">
            <text:p>L-EU_0603</text:p>
          </table:table-cell>
          <table:table-cell office:value-type="float" office:value="2">
            <text:p>2</text:p>
          </table:table-cell>
          <table:table-cell office:value-type="string">
            <text:p>10n</text:p>
          </table:table-cell>
          <table:table-cell/>
          <table:table-cell office:value-type="string">
            <text:p>Digikey</text:p>
          </table:table-cell>
          <table:table-cell office:value-type="string">
            <text:p>M8484CT-ND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1</text:p>
          </table:table-cell>
          <table:table-cell office:value-type="string">
            <text:p>R-EU_0603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table:number-columns-repeated="5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ANT, TX_IN, RX_OUT</text:p>
          </table:table-cell>
          <table:table-cell office:value-type="string">
            <text:p>SMA-F-S-TH</text:p>
          </table:table-cell>
          <table:table-cell office:value-type="float" office:value="3">
            <text:p>3</text:p>
          </table:table-cell>
          <table:table-cell office:value-type="string">
            <text:p>SMA</text:p>
          </table:table-cell>
          <table:table-cell office:value-type="string">
            <text:p>Molex</text:p>
          </table:table-cell>
          <table:table-cell office:value-type="string">
            <text:p>Digikey</text:p>
          </table:table-cell>
          <table:table-cell office:value-type="string">
            <text:p>WM5537-ND</text:p>
          </table:table-cell>
          <table:table-cell office:value-type="string">
            <text:p>DNP</text:p>
          </table:table-cell>
          <table:table-cell office:value-type="string">
            <text:p><text:a xlink:href="http://www.molex.com/pdm_docs/sd/732512201_sd.pdf">http://www.molex.com/pdm_docs/sd/732512201_sd.pdf</text:a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X_OUT_UFL, TX_IN_UFL</text:p>
          </table:table-cell>
          <table:table-cell office:value-type="string">
            <text:p>HRS_UFL</text:p>
          </table:table-cell>
          <table:table-cell office:value-type="float" office:value="2">
            <text:p>2</text:p>
          </table:table-cell>
          <table:table-cell office:value-type="string">
            <text:p>U.FL</text:p>
          </table:table-cell>
          <table:table-cell office:value-type="string">
            <text:p>Hirose</text:p>
          </table:table-cell>
          <table:table-cell office:value-type="string">
            <text:p>Digikey</text:p>
          </table:table-cell>
          <table:table-cell table:number-columns-repeated="3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U1</text:p>
          </table:table-cell>
          <table:table-cell office:value-type="string">
            <text:p>QFN2020_5x5</text:p>
          </table:table-cell>
          <table:table-cell office:value-type="float" office:value="1">
            <text:p>1</text:p>
          </table:table-cell>
          <table:table-cell office:value-type="string">
            <text:p>RF3865</text:p>
          </table:table-cell>
          <table:table-cell office:value-type="string">
            <text:p>RFMD</text:p>
          </table:table-cell>
          <table:table-cell office:value-type="string">
            <text:p>sysmocom</text:p>
          </table:table-cell>
          <table:table-cell table:number-columns-repeated="2"/>
          <table:table-cell office:value-type="string">
            <text:p><text:a xlink:href="http://www.rfmd.com/CS/Documents/3865DS.pdf">www.rfmd.com/CS/Documents/3865DS.pdf</text:a>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U2</text:p>
          </table:table-cell>
          <table:table-cell office:value-type="string">
            <text:p>ALM32x20</text:p>
          </table:table-cell>
          <table:table-cell office:value-type="float" office:value="1">
            <text:p>1</text:p>
          </table:table-cell>
          <table:table-cell office:value-type="string">
            <text:p>ALM32220</text:p>
          </table:table-cell>
          <table:table-cell office:value-type="string">
            <text:p>Avago</text:p>
          </table:table-cell>
          <table:table-cell office:value-type="string">
            <text:p>Farnell</text:p>
          </table:table-cell>
          <table:table-cell table:number-columns-repeated="2"/>
          <table:table-cell office:value-type="string">
            <text:p><text:a xlink:href="http://www.avagotech.com/docs/AV02-1146EN">http://www.avagotech.com/docs/AV02-1146EN</text:a>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U3</text:p>
          </table:table-cell>
          <table:table-cell office:value-type="string">
            <text:p>TO220BV</text:p>
          </table:table-cell>
          <table:table-cell office:value-type="float" office:value="1">
            <text:p>1</text:p>
          </table:table-cell>
          <table:table-cell office:value-type="string">
            <text:p>MIC29301-5.0WT</text:p>
          </table:table-cell>
          <table:table-cell office:value-type="string">
            <text:p>Micrel</text:p>
          </table:table-cell>
          <table:table-cell office:value-type="string">
            <text:p>Digikey</text:p>
          </table:table-cell>
          <table:table-cell office:value-type="string">
            <text:p>576-2225-ND</text:p>
          </table:table-cell>
          <table:table-cell/>
          <table:table-cell office:value-type="string">
            <text:p><text:a xlink:href="http://www.micrel.com/_PDF/mic29150.pdf">http://www.micrel.com/_PDF/mic29150.pdf</text:a>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F Shield Fram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6103255</text:p>
          </table:table-cell>
          <table:table-cell office:value-type="string">
            <text:p>Wuerth</text:p>
          </table:table-cell>
          <table:table-cell office:value-type="string">
            <text:p>Digikey</text:p>
          </table:table-cell>
          <table:table-cell office:value-type="string">
            <text:p>732-2489-ND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F Shield Cov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6003250</text:p>
          </table:table-cell>
          <table:table-cell office:value-type="string">
            <text:p>Wuerth</text:p>
          </table:table-cell>
          <table:table-cell office:value-type="string">
            <text:p>Digikey</text:p>
          </table:table-cell>
          <table:table-cell office:value-type="string">
            <text:p>732-2491-ND</text:p>
          </table:table-cell>
          <table:table-cell table:number-columns-repeated="2"/>
        </table:table-row>
        <table:table-row table:style-name="ro2" table:number-rows-repeated="1048549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Bitstream Vera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Welte</meta:initial-creator>
    <meta:creation-date>2012-05-19T23:02:54</meta:creation-date>
    <dc:date>2012-05-21T13:48:50</dc:date>
    <dc:creator>Harald Welte</dc:creator>
    <meta:editing-duration>PT32M50S</meta:editing-duration>
    <meta:editing-cycles>4</meta:editing-cycles>
    <meta:generator>LibreOffice/3.5$Linux_X86_64 LibreOffice_project/350m1$Build-2</meta:generator>
    <meta:document-statistic meta:table-count="3" meta:cell-count="193" meta:object-count="0"/>
  </office:meta>
</office:document-meta>
</file>